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21104d" officeooo:paragraph-rsid="0021104d"/>
    </style:style>
    <style:style style:name="P2" style:family="paragraph" style:parent-style-name="Contents_20_Heading">
      <style:paragraph-properties fo:break-before="page"/>
    </style:style>
    <style:style style:name="P3" style:family="paragraph" style:parent-style-name="Standard">
      <style:text-properties fo:language="el" fo:country="GR" officeooo:rsid="001e06a4" officeooo:paragraph-rsid="001e06a4"/>
    </style:style>
    <style:style style:name="P4" style:family="paragraph" style:parent-style-name="Standard">
      <style:paragraph-properties fo:text-align="justify" style:justify-single-word="false"/>
      <style:text-properties fo:language="el" fo:country="GR" officeooo:rsid="001e06a4" officeooo:paragraph-rsid="001e06a4"/>
    </style:style>
    <style:style style:name="P5" style:family="paragraph" style:parent-style-name="Standard">
      <style:text-properties fo:language="el" fo:country="GR" officeooo:rsid="001f2ef8" officeooo:paragraph-rsid="001f2ef8"/>
    </style:style>
    <style:style style:name="P6" style:family="paragraph" style:parent-style-name="Standard">
      <style:paragraph-properties fo:text-align="justify" style:justify-single-word="false"/>
      <style:text-properties fo:language="el" fo:country="GR" officeooo:rsid="001f2ef8" officeooo:paragraph-rsid="001f2ef8"/>
    </style:style>
    <style:style style:name="P7" style:family="paragraph" style:parent-style-name="Standard">
      <style:paragraph-properties fo:text-align="justify" style:justify-single-word="false"/>
      <style:text-properties fo:language="el" fo:country="GR"/>
    </style:style>
    <style:style style:name="P8" style:family="paragraph" style:parent-style-name="Title">
      <style:text-properties officeooo:rsid="001c4574" officeooo:paragraph-rsid="001c4574"/>
    </style:style>
    <style:style style:name="P9" style:family="paragraph" style:parent-style-name="Title">
      <style:text-properties fo:font-size="24pt" fo:language="el" fo:country="GR" officeooo:rsid="001d0698" officeooo:paragraph-rsid="001d0698" style:font-size-asian="24pt" style:font-size-complex="24pt"/>
    </style:style>
    <style:style style:name="P10" style:family="paragraph" style:parent-style-name="Text_20_body">
      <style:text-properties style:font-name="Liberation Sans" fo:font-size="28pt" fo:language="el" fo:country="GR" fo:font-weight="bold" officeooo:rsid="001c4574" officeooo:paragraph-rsid="001c4574" style:font-name-asian="Noto Sans CJK SC" style:font-size-asian="28pt" style:font-weight-asian="bold" style:font-name-complex="FreeSans1" style:font-size-complex="28pt" style:font-weight-complex="bold"/>
    </style:style>
    <style:style style:name="P11" style:family="paragraph" style:parent-style-name="Text_20_body">
      <style:text-properties style:font-name="Liberation Sans" fo:font-size="18pt" fo:font-weight="bold" officeooo:rsid="001e06a4" officeooo:paragraph-rsid="001e06a4" style:font-name-asian="Noto Sans CJK SC" style:font-size-asian="18pt" style:font-weight-asian="bold" style:font-name-complex="FreeSans1" style:font-size-complex="18pt" style:font-weight-complex="bold"/>
    </style:style>
    <style:style style:name="P12" style:family="paragraph" style:parent-style-name="Text_20_body">
      <style:text-properties fo:font-size="14pt" officeooo:rsid="001d0698" officeooo:paragraph-rsid="001d0698" style:font-size-asian="14pt" style:font-size-complex="14pt"/>
    </style:style>
    <style:style style:name="P13" style:family="paragraph" style:parent-style-name="Title">
      <style:text-properties fo:font-size="16pt" fo:language="el" fo:country="GR" officeooo:rsid="001c4574" officeooo:paragraph-rsid="001c4574" style:font-size-asian="16pt" style:font-size-complex="16pt"/>
    </style:style>
    <style:style style:name="P14" style:family="paragraph" style:parent-style-name="Standard">
      <style:text-properties fo:color="#c586c0" loext:opacity="100%" style:font-name="Droid Sans Mono" fo:font-size="10.5pt" fo:language="el" fo:country="GR" fo:font-weight="normal" officeooo:rsid="001e06a4" officeooo:paragraph-rsid="001e06a4" fo:background-color="#1f1f1f"/>
    </style:style>
    <style:style style:name="P15" style:family="paragraph" style:parent-style-name="Standard">
      <style:paragraph-properties fo:text-align="justify" style:justify-single-word="false"/>
      <style:text-properties fo:color="#cccccc" loext:opacity="100%" style:font-name="Droid Sans Mono" fo:font-size="10.5pt" fo:language="el" fo:country="GR" fo:font-weight="normal" officeooo:rsid="001e06a4" officeooo:paragraph-rsid="001e06a4" fo:background-color="#1f1f1f"/>
    </style:style>
    <style:style style:name="P16" style:family="paragraph" style:parent-style-name="Standard">
      <style:paragraph-properties fo:text-align="justify" style:justify-single-word="false"/>
      <style:text-properties fo:color="#cccccc" loext:opacity="100%" style:font-name="Droid Sans Mono" fo:font-size="10.5pt" fo:language="el" fo:country="GR" fo:font-weight="normal" officeooo:rsid="001e06a4" officeooo:paragraph-rsid="0021104d" fo:background-color="#1f1f1f"/>
    </style:style>
    <style:style style:name="P17" style:family="paragraph" style:parent-style-name="Standard">
      <style:paragraph-properties fo:text-align="justify" style:justify-single-word="false"/>
      <style:text-properties fo:color="#cccccc" loext:opacity="100%" style:font-name="Droid Sans Mono" fo:font-size="10.5pt" fo:language="el" fo:country="GR" fo:font-weight="normal" officeooo:rsid="001f2ef8" officeooo:paragraph-rsid="001f2ef8" fo:background-color="#1f1f1f"/>
    </style:style>
    <style:style style:name="P18" style:family="paragraph" style:parent-style-name="Title" style:master-page-name="First_20_Page">
      <style:paragraph-properties style:page-number="auto"/>
      <style:text-properties fo:font-size="16pt" fo:language="el" fo:country="GR" officeooo:rsid="001c4574" officeooo:paragraph-rsid="001c4574" style:font-size-asian="16pt" style:font-size-complex="16pt"/>
    </style:style>
    <style:style style:name="P19" style:family="paragraph" style:parent-style-name="Heading_20_1">
      <style:paragraph-properties fo:break-before="page"/>
      <style:text-properties fo:language="el" fo:country="GR" officeooo:rsid="001e06a4" officeooo:paragraph-rsid="001e06a4"/>
    </style:style>
    <style:style style:name="P20" style:family="paragraph" style:parent-style-name="Heading_20_1">
      <style:paragraph-properties fo:break-before="page"/>
      <style:text-properties fo:language="el" fo:country="GR" officeooo:rsid="0021104d" officeooo:paragraph-rsid="0021104d"/>
    </style:style>
    <style:style style:name="P21" style:family="paragraph" style:parent-style-name="Heading_20_2">
      <style:text-properties officeooo:rsid="0021104d" officeooo:paragraph-rsid="0021104d"/>
    </style:style>
    <style:style style:name="P22" style:family="paragraph" style:parent-style-name="Standard" style:list-style-name="L1">
      <style:paragraph-properties fo:text-align="justify" style:justify-single-word="false"/>
      <style:text-properties fo:language="el" fo:country="GR" officeooo:rsid="001f2ef8" officeooo:paragraph-rsid="001f2ef8"/>
    </style:style>
    <style:style style:name="P23" style:family="paragraph" style:parent-style-name="Standard" style:list-style-name="L1">
      <style:paragraph-properties fo:text-align="justify" style:justify-single-word="false"/>
      <style:text-properties fo:language="el" fo:country="GR" officeooo:rsid="0021104d" officeooo:paragraph-rsid="0021104d"/>
    </style:style>
    <style:style style:name="P24" style:family="paragraph" style:parent-style-name="Standard" style:list-style-name="L2">
      <style:paragraph-properties fo:text-align="justify" style:justify-single-word="false"/>
      <style:text-properties fo:language="el" fo:country="GR" officeooo:rsid="0021104d" officeooo:paragraph-rsid="0021104d"/>
    </style:style>
    <style:style style:name="P25" style:family="paragraph" style:parent-style-name="Standard">
      <style:paragraph-properties fo:text-align="justify" style:justify-single-word="false"/>
      <style:text-properties fo:color="#cccccc" loext:opacity="100%" style:font-name="Droid Sans Mono" fo:font-size="10.5pt" fo:language="el" fo:country="GR" fo:font-weight="normal" officeooo:rsid="001f2ef8" officeooo:paragraph-rsid="001f2ef8" fo:background-color="#1f1f1f"/>
    </style:style>
    <style:style style:name="P26" style:family="paragraph" style:parent-style-name="Standard">
      <style:paragraph-properties fo:text-align="justify" style:justify-single-word="false"/>
      <style:text-properties fo:color="#cccccc" loext:opacity="100%" style:font-name="Droid Sans Mono" fo:font-size="10.5pt" fo:language="el" fo:country="GR" fo:font-weight="normal" officeooo:rsid="001f2ef8" officeooo:paragraph-rsid="0024cb1d" fo:background-color="#1f1f1f"/>
    </style:style>
    <style:style style:name="T1" style:family="text">
      <style:text-properties fo:language="el" fo:country="GR"/>
    </style:style>
    <style:style style:name="T2" style:family="text">
      <style:text-properties style:font-name="Liberation Sans" fo:font-size="28pt" fo:font-weight="bold" style:font-name-asian="Noto Sans CJK SC" style:font-size-asian="28pt" style:font-weight-asian="bold" style:font-name-complex="FreeSans1" style:font-size-complex="28pt" style:font-weight-complex="bold"/>
    </style:style>
    <style:style style:name="T3" style:family="text">
      <style:text-properties style:font-name="Liberation Sans" fo:font-size="28pt" fo:language="el" fo:country="GR" fo:font-weight="bold" style:font-name-asian="Noto Sans CJK SC" style:font-size-asian="28pt" style:font-weight-asian="bold" style:font-name-complex="FreeSans1" style:font-size-complex="28pt" style:font-weight-complex="bold"/>
    </style:style>
    <style:style style:name="T4" style:family="text">
      <style:text-properties style:font-name="Liberation Sans" fo:font-size="16pt" fo:language="el" fo:country="GR" fo:font-weight="bold" style:font-name-asian="Noto Sans CJK SC" style:font-size-asian="16pt" style:font-weight-asian="bold" style:font-name-complex="FreeSans1" style:font-size-complex="16pt" style:font-weight-complex="bold"/>
    </style:style>
    <style:style style:name="T5" style:family="text">
      <style:text-properties style:font-name="Liberation Sans" fo:font-weight="bold" style:font-name-asian="Noto Sans CJK SC" style:font-weight-asian="bold" style:font-name-complex="FreeSans1" style:font-weight-complex="bold"/>
    </style:style>
    <style:style style:name="T6" style:family="text">
      <style:text-properties style:font-name="Liberation Sans" fo:font-size="18pt" fo:font-weight="bold" style:font-name-asian="Noto Sans CJK SC" style:font-size-asian="18pt" style:font-weight-asian="bold" style:font-name-complex="FreeSans1" style:font-size-complex="18pt" style:font-weight-complex="bold"/>
    </style:style>
    <style:style style:name="T7" style:family="text">
      <style:text-properties fo:font-size="16pt" fo:language="el" fo:country="GR" style:font-size-asian="16pt" style:font-size-complex="16pt"/>
    </style:style>
    <style:style style:name="T8" style:family="text">
      <style:text-properties fo:font-size="16pt" fo:language="el" fo:country="GR" officeooo:rsid="001e06a4" style:font-size-asian="16pt" style:font-size-complex="16pt"/>
    </style:style>
    <style:style style:name="T9" style:family="text">
      <style:text-properties fo:font-size="14pt" officeooo:rsid="001d0698" style:font-size-asian="14pt" style:font-size-complex="14pt"/>
    </style:style>
    <style:style style:name="T10" style:family="text">
      <style:text-properties fo:font-size="14pt" officeooo:rsid="00221821" style:font-size-asian="14pt" style:font-size-complex="14pt"/>
    </style:style>
    <style:style style:name="T11" style:family="text">
      <style:text-properties fo:color="#c586c0" loext:opacity="100%"/>
    </style:style>
    <style:style style:name="T12" style:family="text">
      <style:text-properties fo:color="#4ec9b0" loext:opacity="100%"/>
    </style:style>
    <style:style style:name="T13" style:family="text">
      <style:text-properties fo:color="#dcdcaa" loext:opacity="100%"/>
    </style:style>
    <style:style style:name="T14" style:family="text">
      <style:text-properties officeooo:rsid="001f2ef8"/>
    </style:style>
    <style:style style:name="T15" style:family="text">
      <style:text-properties officeooo:rsid="0021104d"/>
    </style:style>
    <style:style style:name="T16" style:family="text">
      <style:text-properties officeooo:rsid="00223deb"/>
    </style:style>
    <style:style style:name="T17" style:family="text">
      <style:text-properties fo:font-style="italic" officeooo:rsid="00223deb" style:font-style-asian="italic" style:font-style-complex="italic"/>
    </style:style>
    <style:style style:name="T18" style:family="text">
      <style:text-properties officeooo:rsid="0022b64f"/>
    </style:style>
    <style:style style:name="T19" style:family="text">
      <style:text-properties officeooo:rsid="0024cb1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13"/>
      <text:p text:style-name="P13"/>
      <text:p text:style-name="P13"/>
      <text:p text:style-name="P8"><text:span text:style-name="T8">Υλοποιητικη ε</text:span><text:span text:style-name="T7">ξαμηνια</text:span><text:span text:style-name="T4">ία εργασία</text:span></text:p>
      <text:p text:style-name="P8"><text:span text:style-name="T1">Αν</text:span><text:span text:style-name="T3">άκτηση</text:span><text:span text:style-name="T2"> </text:span><text:span text:style-name="T3">πληροφορίας</text:span></text:p>
      <text:p text:style-name="P10"/>
      <text:p text:style-name="P10"/>
      <text:p text:style-name="P10"/>
      <text:p text:style-name="P10"/>
      <text:p text:style-name="P10"/>
      <text:p text:style-name="P9">Κ<text:span text:style-name="T5">όλλιας Ιωάννης<text:line-break/>1064886</text:span></text:p>
      <text:p text:style-name="Title"><text:line-break/><text:line-break/><text:line-break/><text:line-break/><text:span text:style-name="T9">2022-</text:span><text:span text:style-name="T10">2023</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Table of Contents</text:p>
          </text:index-title>
        </text:index-body>
      </text:table-of-content>
      <text:p text:style-name="P12"/>
      <text:h text:style-name="P19" text:outline-level="1">Περιγραφ<text:span text:style-name="T6">ή περιβάλλοντος υλοποίησης</text:span></text:h>
      <text:p text:style-name="P11"/>
      <text:p text:style-name="P4">Η υλοποίηση της παρούσας εργασίας έγινε στο περιβάλλον του Microsoft Visual Studio Code <text:span text:style-name="T14">σε linux λειτουργικό (Pop!_OS 22.04 LTS) </text:span>ενώ η γλώσσα προγραμματισμού που χρησιμοποιήθηκε είναι η Python 3.10.6 64bit. Για την εκπόνηση των ερωτημάτων ήταν η απαραίτητη η χρήση των ακόλουθων βιβλιοθηκών:</text:p>
      <text:p text:style-name="P14"/>
      <text:p text:style-name="P15"><text:span text:style-name="T11">from</text:span> <text:span text:style-name="T12">elasticsearch</text:span> <text:span text:style-name="T11">import</text:span> <text:span text:style-name="T12">Elasticsearch</text:span></text:p>
      <text:p text:style-name="P15"><text:span text:style-name="T11">from</text:span> <text:span text:style-name="T12">elasticsearch</text:span> <text:span text:style-name="T11">import</text:span> <text:span text:style-name="T12">helpers</text:span></text:p>
      <text:p text:style-name="P15"><text:span text:style-name="T11">import</text:span> <text:span text:style-name="T12">csv</text:span></text:p>
      <text:p text:style-name="P15"><text:span text:style-name="T11">import</text:span> <text:span text:style-name="T12">pandas</text:span> <text:span text:style-name="T11">as</text:span> <text:span text:style-name="T12">pd</text:span></text:p>
      <text:p text:style-name="P15"><text:span text:style-name="T11">from</text:span> <text:span text:style-name="T12">sklearn</text:span>.<text:span text:style-name="T12">model_selection</text:span> <text:span text:style-name="T11">import</text:span> <text:span text:style-name="T13">train_test_split</text:span></text:p>
      <text:p text:style-name="P15"><text:span text:style-name="T11">from</text:span> <text:span text:style-name="T12">sklearn</text:span>.<text:span text:style-name="T12">feature_extraction</text:span>.<text:span text:style-name="T12">text</text:span> <text:span text:style-name="T11">import</text:span> <text:span text:style-name="T12">CountVectorizer</text:span></text:p>
      <text:p text:style-name="P15"><text:span text:style-name="T11">from</text:span> <text:span text:style-name="T12">sklearn</text:span>.<text:span text:style-name="T12">ensemble</text:span> <text:span text:style-name="T11">import</text:span> <text:span text:style-name="T12">RandomForestClassifier</text:span></text:p>
      <text:p text:style-name="P15"><text:span text:style-name="T11">from</text:span> <text:span text:style-name="T12">sklearn</text:span>.<text:span text:style-name="T12">preprocessing</text:span> <text:span text:style-name="T11">import</text:span> <text:span text:style-name="T12">MaxAbsScaler</text:span></text:p>
      <text:p text:style-name="P15"><text:span text:style-name="T11">from</text:span> <text:span text:style-name="T12">sklearn</text:span>.<text:span text:style-name="T12">linear_model</text:span> <text:span text:style-name="T11">import</text:span> <text:span text:style-name="T12">LogisticRegression</text:span></text:p>
      <text:p text:style-name="P15"><text:span text:style-name="T11">from</text:span> <text:span text:style-name="T12">sklearn</text:span>.<text:span text:style-name="T12">tree</text:span> <text:span text:style-name="T11">import</text:span> <text:span text:style-name="T12">DecisionTreeClassifier</text:span></text:p>
      <text:p text:style-name="P15"><text:span text:style-name="T11">from</text:span> <text:span text:style-name="T12">sklearn</text:span> <text:span text:style-name="T11">import</text:span> <text:span text:style-name="T12">svm</text:span></text:p>
      <text:p text:style-name="P15"><text:span text:style-name="T11">from</text:span> <text:span text:style-name="T12">sklearn</text:span>.<text:span text:style-name="T12">cluster</text:span> <text:span text:style-name="T11">import</text:span> <text:span text:style-name="T12">KMeans</text:span></text:p>
      <text:p text:style-name="P15"><text:span text:style-name="T11">from</text:span> <text:span text:style-name="T12">matplotlib</text:span> <text:span text:style-name="T11">import</text:span> <text:span text:style-name="T12">pyplot</text:span> <text:span text:style-name="T11">as</text:span> <text:span text:style-name="T12">plt</text:span></text:p>
      <text:p text:style-name="P15"><text:span text:style-name="T11">from</text:span> <text:span text:style-name="T12">sklearn</text:span>.<text:span text:style-name="T12">decomposition</text:span> <text:span text:style-name="T11">import</text:span> <text:span text:style-name="T12">PCA</text:span></text:p>
      <text:p text:style-name="P15"><text:span text:style-name="T11">from</text:span> <text:span text:style-name="T12">sklearn</text:span>.<text:span text:style-name="T12">preprocessing</text:span> <text:span text:style-name="T11">import</text:span> <text:span text:style-name="T13">normalize</text:span>, <text:span text:style-name="T12">MaxAbsScaler</text:span></text:p>
      <text:p text:style-name="P16"><text:span text:style-name="T11">from</text:span> <text:span text:style-name="T12">kneed</text:span> <text:span text:style-name="T11">import</text:span> <text:span text:style-name="T12">KneeLocator</text:span></text:p>
      <text:p text:style-name="P15"><text:span text:style-name="T11">import</text:span> <text:span text:style-name="T12">numpy</text:span> <text:span text:style-name="T11">as</text:span> <text:span text:style-name="T12">np</text:span></text:p>
      <text:p text:style-name="P15"><text:span text:style-name="T11">import</text:span> <text:span text:style-name="T12">seaborn</text:span> <text:span text:style-name="T11">as</text:span> <text:span text:style-name="T12">sns</text:span></text:p>
      <text:p text:style-name="P3"/>
      <text:p text:style-name="P6">Για την χρησιμοποίηση αυτών ήταν απαραίτητη η εγκατάσταση στο λειτουργικό, με τις ακόλουθες εντολές στο terminal:</text:p>
      <text:list xml:id="list1776213680" text:style-name="L1">
        <text:list-item>
          <text:p text:style-name="P22">pip install elasticsearch</text:p>
        </text:list-item>
        <text:list-item>
          <text:p text:style-name="P22">pip install scikit-learn</text:p>
        </text:list-item>
        <text:list-item>
          <text:p text:style-name="P22">pip install pandas</text:p>
        </text:list-item>
        <text:list-item>
          <text:p text:style-name="P22">pip install numpy</text:p>
        </text:list-item>
        <text:list-item>
          <text:p text:style-name="P22">pip install seaborn</text:p>
        </text:list-item>
        <text:list-item>
          <text:p text:style-name="P23">pip install kneed </text:p>
        </text:list-item>
      </text:list>
      <text:p text:style-name="P5"/>
      <text:p text:style-name="P5"/>
      <text:p text:style-name="P6">Στην παρούσα εργασία έγινε και μια προσπάθεια για Graphical User Interface (GUI) για την οποία χρειάστηκαν οι βιβλιοθήκες:</text:p>
      <text:p text:style-name="P6"/>
      <text:p text:style-name="P17"><text:span text:style-name="T11">import</text:span> <text:span text:style-name="T12">tkinter</text:span> <text:span text:style-name="T11">as</text:span> <text:span text:style-name="T12">tk</text:span></text:p>
      <text:p text:style-name="P26"><text:span text:style-name="T11">from</text:span> <text:span text:style-name="T12">tkinter</text:span> <text:span text:style-name="T11">import</text:span> <text:span text:style-name="T12">ttk</text:span></text:p>
      <text:p text:style-name="P17"><text:span text:style-name="T11">from</text:span> <text:span text:style-name="T12">tkinter</text:span> <text:span text:style-name="T11">import</text:span> <text:span text:style-name="T12">messagebox</text:span></text:p>
      <text:p text:style-name="P17"><text:span text:style-name="T11">from</text:span> <text:span text:style-name="T12">tabulate</text:span> <text:span text:style-name="T11">import</text:span> <text:span text:style-name="T13">tabulate</text:span></text:p>
      <text:p text:style-name="P6"><text:line-break/>ό<text:span text:style-name="T15">που για την αξίοποίηση αυτών χρειάστηκαν οι εντολές:</text:span></text:p>
      <text:list xml:id="list291312547" text:style-name="L2">
        <text:list-item>
          <text:p text:style-name="P24">pip install tkinter</text:p>
        </text:list-item>
        <text:list-item>
          <text:p text:style-name="P24">pip install tabulate</text:p>
        </text:list-item>
      </text:list>
      <text:h text:style-name="P20" text:outline-level="1">Περιγραφ<text:span text:style-name="T6">ή διαδικασίας υλοποίησης</text:span></text:h>
      <text:h text:style-name="P21" text:outline-level="2"><text:span text:style-name="T1">Ερ</text:span><text:span text:style-name="T4">ώτημα Πρώτο</text:span></text:h>
      <text:p text:style-name="P7">Αρχικά γίνεται η εγκατάσταση της elasticsearch στο σύστημά μας αλλά και του kibana προκειμένου να έχουμε μια καλυτερη επαφη με την κατανεμημένη μηχανή αναζήτησης και ανάλυσης.<text:line-break/><text:line-break/>Βασική προϋπόθεση είναι η σύνταξη συνάρτησης που θα <text:span text:style-name="T16">επικοινωνή το εκάστοτε πρόγραμμα της python με τη μηχανή αναζήτησης (</text:span><text:span text:style-name="T17">conn.py</text:span><text:span text:style-name="T16">). Έπειτα, χρησιμοποιώντας τη βιβλιοθήκη helpers της elasticsearch γίνεται το parse του εκάστοτε csv αρχείου έτσι ώστε να ανέβει στο περιβάλλον της elasticsearch. </text:span><text:span text:style-name="T18">Να σημειωθεί πως για την επιβεβαίωση του ανεβάσματος του csv αρχείου υλοποιήθηκε και ένα script που επιστρρέφει το πλήθος των τιμών με βάση το index name που ορίσαμε στη διαδικασία του upload.</text:span></text:p>
      <text:p text:style-name="P7"/>
      <text:p text:style-name="P7">Έ<text:span text:style-name="T18">πειτα πέρα από το ερώτημα για της εύρεσης δεδομένων με βάση αλφαριθμητικό και αριθμό ως user id, υλοποιήθηκε ένα πρόγραμμα εύρεσης βιβλίων με βάση μόνο το αλφαριθμητικό για την αναζήτηση. Αυτό υλοποιήθηκε καθαρά για </text:span><text:span text:style-name="T19">συγκριτικούς λόγους προκειμένου να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align="justify" style:justify-single-word="false" fo:text-indent="0in" style:auto-text-indent="false" text:number-lines="false" text:line-number="0"/>
      <style:text-properties fo:font-size="16pt" fo:language="el" fo:country="GR" fo:font-weight="bold" officeooo:rsid="00221821"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1104d" officeooo:paragraph-rsid="0021104d"/>
    </style:style>
    <style:style style:name="MT1" style:family="text">
      <style:text-properties fo:language="el" fo:country="GR"/>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Κόλλιας</text:span> <text:span text:style-name="MT1">Ιωάννης</text:span> 1064886<text:tab/><text:tab/><text:span text:style-name="MT1">Ανάκτηση</text:span> <text:span text:style-name="MT1">Πληροφορίας</text:span></text:p>
      </style:head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5T02:32:30.931753316</meta:creation-date>
    <dc:date>2023-05-16T21:31:03.672496454</dc:date>
    <meta:editing-duration>PT3H11M23S</meta:editing-duration>
    <meta:editing-cycles>4</meta:editing-cycles>
    <meta:generator>LibreOffice/7.3.7.2$Linux_X86_64 LibreOffice_project/30$Build-2</meta:generator>
    <meta:document-statistic meta:table-count="0" meta:image-count="0" meta:object-count="0" meta:page-count="4" meta:paragraph-count="45" meta:word-count="368" meta:character-count="2651" meta:non-whitespace-character-count="2327"/>
  </office:meta>
</office:document-meta>
</file>